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369cm"/>
    </style:style>
    <style:style style:name="co3" style:family="table-column">
      <style:table-column-properties fo:break-before="auto" style:column-width="1.55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Arkusz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2" table:number-columns-repeated="2" table:default-cell-style-name="Default"/>
        <table:table-column table:style-name="co3" table:number-columns-repeated="4" table:default-cell-style-name="Default"/>
        <table:table-row table:style-name="ro1" table:number-rows-repeated="3">
          <table:table-cell table:number-columns-repeated="14"/>
        </table:table-row>
        <table:table-row table:style-name="ro1">
          <table:table-cell/>
          <table:table-cell office:value-type="string" calcext:value-type="string">
            <text:p>proce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string" calcext:value-type="string">
            <text:p>czas</text:p>
          </table:table-cell>
          <table:table-cell office:value-type="float" office:value="371.453" calcext:value-type="float">
            <text:p>371,453</text:p>
          </table:table-cell>
          <table:table-cell office:value-type="float" office:value="204.835" calcext:value-type="float">
            <text:p>204,835</text:p>
          </table:table-cell>
          <table:table-cell office:value-type="float" office:value="137.522" calcext:value-type="float">
            <text:p>137,522</text:p>
          </table:table-cell>
          <table:table-cell office:value-type="float" office:value="105.645" calcext:value-type="float">
            <text:p>105,645</text:p>
          </table:table-cell>
          <table:table-cell office:value-type="float" office:value="130.748" calcext:value-type="float">
            <text:p>130,748</text:p>
          </table:table-cell>
          <table:table-cell office:value-type="float" office:value="111.736" calcext:value-type="float">
            <text:p>111,736</text:p>
          </table:table-cell>
          <table:table-cell office:value-type="float" office:value="93.774" calcext:value-type="float">
            <text:p>93,774</text:p>
          </table:table-cell>
          <table:table-cell office:value-type="float" office:value="83.296" calcext:value-type="float">
            <text:p>83,296</text:p>
          </table:table-cell>
          <table:table-cell office:value-type="float" office:value="139.421" calcext:value-type="float">
            <text:p>139,421</text:p>
          </table:table-cell>
          <table:table-cell office:value-type="float" office:value="109.367" calcext:value-type="float">
            <text:p>109,367</text:p>
          </table:table-cell>
          <table:table-cell office:value-type="float" office:value="115.464" calcext:value-type="float">
            <text:p>115,464</text:p>
          </table:table-cell>
          <table:table-cell office:value-type="float" office:value="113.661" calcext:value-type="float">
            <text:p>113,661</text:p>
          </table:table-cell>
        </table:table-row>
      </table:table>
      <table:table table:name="Arkusz2" table:style-name="ta1">
        <table:table-column table:style-name="co1" table:number-columns-repeated="8" table:default-cell-style-name="Default"/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string" calcext:value-type="string">
            <text:p>grid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blok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string" calcext:value-type="string">
            <text:p>czas</text:p>
          </table:table-cell>
          <table:table-cell table:formula="of:=AVERAGE([.C8:.C12])" office:value-type="float" office:value="126.7286" calcext:value-type="float">
            <text:p>126,7286</text:p>
          </table:table-cell>
          <table:table-cell table:formula="of:=AVERAGE([.D8:.D12])" office:value-type="float" office:value="118.9644" calcext:value-type="float">
            <text:p>118,9644</text:p>
          </table:table-cell>
          <table:table-cell table:formula="of:=AVERAGE([.E8:.E12])" office:value-type="float" office:value="118.6086" calcext:value-type="float">
            <text:p>118,6086</text:p>
          </table:table-cell>
          <table:table-cell table:formula="of:=AVERAGE([.F8:.F12])" office:value-type="float" office:value="118.8622" calcext:value-type="float">
            <text:p>118,8622</text:p>
          </table:table-cell>
          <table:table-cell table:formula="of:=AVERAGE([.G8:.G12])" office:value-type="float" office:value="120.6174" calcext:value-type="float">
            <text:p>120,6174</text:p>
          </table:table-cell>
          <table:table-cell table:formula="of:=AVERAGE([.H8:.H12])" office:value-type="float" office:value="123.7274" calcext:value-type="float">
            <text:p>123,7274</text:p>
          </table:table-cell>
        </table:table-row>
        <table:table-row table:style-name="ro1">
          <table:table-cell/>
          <table:table-cell office:value-type="string" calcext:value-type="string">
            <text:p>speedup</text:p>
          </table:table-cell>
          <table:table-cell table:formula="of:=[.$C$5]/[.C5]" office:value-type="float" office:value="1" calcext:value-type="float">
            <text:p>1</text:p>
          </table:table-cell>
          <table:table-cell table:formula="of:=[.$C$5]/[.D5]" office:value-type="float" office:value="1.06526490277764" calcext:value-type="float">
            <text:p>1,0652649028</text:p>
          </table:table-cell>
          <table:table-cell table:formula="of:=[.$C$5]/[.E5]" office:value-type="float" office:value="1.06846046576724" calcext:value-type="float">
            <text:p>1,0684604658</text:p>
          </table:table-cell>
          <table:table-cell table:formula="of:=[.$C$5]/[.F5]" office:value-type="float" office:value="1.06618083797877" calcext:value-type="float">
            <text:p>1,066180838</text:p>
          </table:table-cell>
          <table:table-cell table:formula="of:=[.$C$5]/[.G5]" office:value-type="float" office:value="1.05066599014736" calcext:value-type="float">
            <text:p>1,0506659901</text:p>
          </table:table-cell>
          <table:table-cell table:formula="of:=[.$C$5]/[.H5]" office:value-type="float" office:value="1.02425655109539" calcext:value-type="float">
            <text:p>1,0242565511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float" office:value="126.556" calcext:value-type="float">
            <text:p>126,556</text:p>
          </table:table-cell>
          <table:table-cell office:value-type="float" office:value="118.965" calcext:value-type="float">
            <text:p>118,965</text:p>
          </table:table-cell>
          <table:table-cell office:value-type="float" office:value="118.607" calcext:value-type="float">
            <text:p>118,607</text:p>
          </table:table-cell>
          <table:table-cell office:value-type="float" office:value="118.86" calcext:value-type="float">
            <text:p>118,86</text:p>
          </table:table-cell>
          <table:table-cell office:value-type="float" office:value="120.719" calcext:value-type="float">
            <text:p>120,719</text:p>
          </table:table-cell>
          <table:table-cell office:value-type="float" office:value="123.717" calcext:value-type="float">
            <text:p>123,717</text:p>
          </table:table-cell>
        </table:table-row>
        <table:table-row table:style-name="ro1">
          <table:table-cell table:number-columns-repeated="2"/>
          <table:table-cell office:value-type="float" office:value="126.783" calcext:value-type="float">
            <text:p>126,783</text:p>
          </table:table-cell>
          <table:table-cell office:value-type="float" office:value="118.965" calcext:value-type="float">
            <text:p>118,965</text:p>
          </table:table-cell>
          <table:table-cell office:value-type="float" office:value="118.609" calcext:value-type="float">
            <text:p>118,609</text:p>
          </table:table-cell>
          <table:table-cell office:value-type="float" office:value="118.862" calcext:value-type="float">
            <text:p>118,862</text:p>
          </table:table-cell>
          <table:table-cell office:value-type="float" office:value="120.717" calcext:value-type="float">
            <text:p>120,717</text:p>
          </table:table-cell>
          <table:table-cell office:value-type="float" office:value="123.717" calcext:value-type="float">
            <text:p>123,717</text:p>
          </table:table-cell>
        </table:table-row>
        <table:table-row table:style-name="ro1">
          <table:table-cell table:number-columns-repeated="2"/>
          <table:table-cell office:value-type="float" office:value="126.759" calcext:value-type="float">
            <text:p>126,759</text:p>
          </table:table-cell>
          <table:table-cell office:value-type="float" office:value="118.965" calcext:value-type="float">
            <text:p>118,965</text:p>
          </table:table-cell>
          <table:table-cell office:value-type="float" office:value="118.611" calcext:value-type="float">
            <text:p>118,611</text:p>
          </table:table-cell>
          <table:table-cell office:value-type="float" office:value="118.864" calcext:value-type="float">
            <text:p>118,864</text:p>
          </table:table-cell>
          <table:table-cell office:value-type="float" office:value="120.717" calcext:value-type="float">
            <text:p>120,717</text:p>
          </table:table-cell>
          <table:table-cell office:value-type="float" office:value="123.733" calcext:value-type="float">
            <text:p>123,733</text:p>
          </table:table-cell>
        </table:table-row>
        <table:table-row table:style-name="ro1">
          <table:table-cell table:number-columns-repeated="2"/>
          <table:table-cell office:value-type="float" office:value="126.759" calcext:value-type="float">
            <text:p>126,759</text:p>
          </table:table-cell>
          <table:table-cell office:value-type="float" office:value="118.963" calcext:value-type="float">
            <text:p>118,963</text:p>
          </table:table-cell>
          <table:table-cell office:value-type="float" office:value="118.608" calcext:value-type="float">
            <text:p>118,608</text:p>
          </table:table-cell>
          <table:table-cell office:value-type="float" office:value="118.861" calcext:value-type="float">
            <text:p>118,861</text:p>
          </table:table-cell>
          <table:table-cell office:value-type="float" office:value="120.717" calcext:value-type="float">
            <text:p>120,717</text:p>
          </table:table-cell>
          <table:table-cell office:value-type="float" office:value="123.735" calcext:value-type="float">
            <text:p>123,735</text:p>
          </table:table-cell>
        </table:table-row>
        <table:table-row table:style-name="ro1">
          <table:table-cell table:number-columns-repeated="2"/>
          <table:table-cell office:value-type="float" office:value="126.786" calcext:value-type="float">
            <text:p>126,786</text:p>
          </table:table-cell>
          <table:table-cell office:value-type="float" office:value="118.964" calcext:value-type="float">
            <text:p>118,964</text:p>
          </table:table-cell>
          <table:table-cell office:value-type="float" office:value="118.608" calcext:value-type="float">
            <text:p>118,608</text:p>
          </table:table-cell>
          <table:table-cell office:value-type="float" office:value="118.864" calcext:value-type="float">
            <text:p>118,864</text:p>
          </table:table-cell>
          <table:table-cell office:value-type="float" office:value="120.217" calcext:value-type="float">
            <text:p>120,217</text:p>
          </table:table-cell>
          <table:table-cell office:value-type="float" office:value="123.735" calcext:value-type="float">
            <text:p>123,735</text:p>
          </table:table-cell>
        </table:table-row>
        <table:table-row table:style-name="ro1" table:number-rows-repeated="7">
          <table:table-cell table:number-columns-repeated="8"/>
        </table:table-row>
        <table:table-row table:style-name="ro1">
          <table:table-cell table:number-columns-repeated="2"/>
          <table:table-cell office:value-type="float" office:value="123.738" calcext:value-type="float">
            <text:p>123,738</text:p>
          </table:table-cell>
          <table:table-cell office:value-type="float" office:value="120.716" calcext:value-type="float">
            <text:p>120,71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23.737" calcext:value-type="float">
            <text:p>123,737</text:p>
          </table:table-cell>
          <table:table-cell office:value-type="float" office:value="120.714" calcext:value-type="float">
            <text:p>120,71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23.737" calcext:value-type="float">
            <text:p>123,737</text:p>
          </table:table-cell>
          <table:table-cell office:value-type="float" office:value="120.713" calcext:value-type="float">
            <text:p>120,71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23.739" calcext:value-type="float">
            <text:p>123,739</text:p>
          </table:table-cell>
          <table:table-cell office:value-type="float" office:value="120.716" calcext:value-type="float">
            <text:p>120,71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23.735" calcext:value-type="float">
            <text:p>123,735</text:p>
          </table:table-cell>
          <table:table-cell office:value-type="float" office:value="120.717" calcext:value-type="float">
            <text:p>120,717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6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document-statistic meta:table-count="2" meta:cell-count="94" meta:object-count="0"/>
  </office:meta>
</office:document-meta>
</file>